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Fine_20_Dashed" svg:stroke-color="#000000" draw:marker-end="Short_20_line_20_Arrow" draw:marker-end-width="0.3cm" draw:stroke-linejoin="round" svg:stroke-linecap="butt" draw:fill="none" draw:fill-color="#ffffff" draw:textarea-vertical-align="middle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family="'Times New Roman'" style:font-style-name="Курсив" style:font-family-generic="roman" style:font-pitch="variable" fo:font-size="12pt" style:font-size-asian="12pt" style:font-family-complex="'Times New Roman'" style:font-family-generic-complex="roman" style:font-pitch-complex="variable" style:font-size-complex="6.80000019073486pt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Times New Roman'" style:font-family-generic-complex="roman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language-asian="ru" style:country-asian="RU" style:font-style-asian="normal" style:font-weight-asian="normal" style:font-family-complex="'Times New Roman'" style:font-family-generic-complex="roman" style:font-pitch-complex="variable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Times New Roman'" style:font-style-name="Курсив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3.6cm" svg:height="1.8cm" svg:x="2cm" svg:y="4.9cm">
            <text:p text:style-name="P1"><text:span text:style-name="T1">Пользовательский </text:span></text:p>
            <text:p text:style-name="P1"><text:span text:style-name="T1">интерфейс 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4cm" svg:x="2cm" svg:y="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6cm" svg:height="1.8cm" svg:x="8.6cm" svg:y="4.9cm">
            <text:p text:style-name="P1"><text:span text:style-name="T1">Библиотека </text:span></text:p>
            <text:p text:style-name="P1"><text:span text:style-name="T1">интерфейсных </text:span></text:p>
            <text:p text:style-name="P1"><text:span text:style-name="T1">компонентов 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4cm" svg:x="8.6cm" svg:y="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6cm" svg:height="1.8cm" svg:x="2.2cm" svg:y="8.8cm">
            <text:p text:style-name="P1"><text:span text:style-name="T1">Объекты </text:span></text:p>
            <text:p text:style-name="P1"><text:span text:style-name="T1">базы </text:span></text:p>
            <text:p text:style-name="P1"><text:span text:style-name="T1">данных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4cm" svg:x="2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6cm" svg:height="1.8cm" svg:x="14.5cm" svg:y="8.8cm">
            <text:p text:style-name="P1"><text:span text:style-name="T2">База данных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6cm" svg:height="0.4cm" svg:x="14.5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6cm" svg:height="1.8cm" svg:x="8.8cm" svg:y="8.8cm">
            <text:p text:style-name="P1"><text:span text:style-name="T1">Интерфейсы </text:span></text:p>
            <text:p text:style-name="P1"><text:span text:style-name="T1">базы </text:span></text:p>
            <text:p text:style-name="P1"><text:span text:style-name="T1">данных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4cm" svg:x="8.8cm" svg:y="8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2" draw:layer="layout" svg:width="3.6cm" svg:height="1.8cm" svg:x="7.6cm" svg:y="1.9cm">
              <text:p text:style-name="P1"><text:span text:style-name="T1">Обработка </text:span></text:p>
              <text:p text:style-name="P1"><text:span text:style-name="T1">Ошибок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6cm" svg:height="0.4cm" svg:x="7.6cm" svg:y="1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5" draw:layer="layout" svg:width="1.4cm" svg:height="0.4cm" svg:x="7.7cm" svg:y="3.2cm">
            <text:p text:style-name="P4"><text:span text:style-name="T3">Glob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2" draw:layer="layout" svg:width="4.4cm" svg:height="1.8cm" svg:x="1.9cm" svg:y="1.9cm">
              <text:p text:style-name="P1"><text:span text:style-name="T1">Базовые </text:span></text:p>
              <text:p text:style-name="P1"><text:span text:style-name="T1">структуры </text:span></text:p>
              <text:p text:style-name="P1"><text:span text:style-name="T1">данных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955cm" svg:height="0.4cm" svg:x="1.9cm" svg:y="1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5" draw:layer="layout" svg:width="1.4cm" svg:height="0.4cm" svg:x="2cm" svg:y="3.2cm">
            <text:p text:style-name="P4"><text:span text:style-name="T3">Glob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4" draw:layer="layout" svg:x1="12.4cm" svg:y1="9.8cm" svg:x2="14.5cm" svg:y2="9.786cm">
          <text:p/>
        </draw:line>
        <draw:line draw:style-name="gr4" draw:text-style-name="P4" draw:layer="layout" svg:x1="5.8cm" svg:y1="9.8cm" svg:x2="8.8cm" svg:y2="9.8cm">
          <text:p/>
        </draw:line>
        <draw:line draw:style-name="gr4" draw:text-style-name="P4" draw:layer="layout" svg:x1="4.2cm" svg:y1="6.7cm" svg:x2="4.186cm" svg:y2="8.8cm">
          <text:p/>
        </draw:line>
        <draw:line draw:style-name="gr4" draw:text-style-name="P4" draw:layer="layout" svg:x1="5.6cm" svg:y1="5.8cm" svg:x2="8.6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ru" style:country-asian="RU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ru" style:country-asian="RU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асилий </meta:initial-creator>
    <meta:creation-date>2015-11-12T21:51:32.05</meta:creation-date>
    <dc:date>2015-11-14T01:54:47.68</dc:date>
    <dc:creator>Василий </dc:creator>
    <meta:editing-duration>PT14M24S</meta:editing-duration>
    <meta:editing-cycles>2</meta:editing-cycles>
    <meta:generator>OpenOffice/4.1.2$Win32 OpenOffice.org_project/412m3$Build-9782</meta:generator>
    <meta:document-statistic meta:object-count="29"/>
  </office:meta>
</office:document-meta>
</file>